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169.35pt" svg:height="520.27pt" svg:x="89.29pt" svg:y="36.91pt">
            <loext:p draw:notify-on-update-of-ranges="Sheet1.F177:Sheet1.F400 Sheet1.G177:Sheet1.G400 Sheet1.H177:Sheet1.H4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/>
          <table:table-cell table:number-columns-repeated="2"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3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3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1:15:03.335892624</meta:creation-date>
    <dc:date>2016-07-29T02:33:50.631896025</dc:date>
    <meta:editing-duration>PT1H8M37S</meta:editing-duration>
    <meta:editing-cycles>2</meta:editing-cycles>
    <meta:generator>LibreOffice/5.1.3.2$Linux_X86_64 LibreOffice_project/10m0$Build-2</meta:generator>
    <meta:document-statistic meta:table-count="1" meta:cell-count="75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253cm" svg:height="18.355cm" xlink:href=".." xlink:type="simple" chart:class="chart:line" chart:style-name="ch1">
        <chart:legend chart:legend-position="end" svg:x="38.374cm" svg:y="8.38cm" style:legend-expansion="high" chart:style-name="ch2"/>
        <chart:plot-area chart:style-name="ch3" table:cell-range-address="Sheet1.F177:Sheet1.H400" svg:x="0.825cm" svg:y="0.367cm" svg:width="36.724cm" svg:height="17.621cm">
          <chartooo:coordinate-region svg:x="1.446cm" svg:y="0.488cm" svg:width="36.103cm" svg:height="16.4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77:Sheet1.F400" chart:class="chart:line">
            <chart:data-point chart:repeated="224"/>
          </chart:series>
          <chart:series chart:style-name="ch7" chart:values-cell-range-address="Sheet1.G177:Sheet1.G400" chart:class="chart:line">
            <chart:data-point chart:repeated="224"/>
          </chart:series>
          <chart:series chart:style-name="ch8" chart:values-cell-range-address="Sheet1.H177:Sheet1.H400" chart:class="chart:line">
            <chart:data-point chart:repeated="2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F177:Sheet1.F400</svg:desc>
                </draw:g>
              </table:table-cell>
              <table:table-cell office:value-type="float" office:value="8">
                <text:p>8</text:p>
                <draw:g>
                  <svg:desc>Sheet1.G177:Sheet1.G400</svg:desc>
                </draw:g>
              </table:table-cell>
              <table:table-cell office:value-type="float" office:value="8">
                <text:p>8</text:p>
                <draw:g>
                  <svg:desc>Sheet1.H177:Sheet1.H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